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3" style:family="paragraph" style:parent-style-name="Text_20_body">
      <style:paragraph-properties fo:margin-top="0cm" fo:margin-bottom="0cm" style:contextual-spacing="false" fo:orphans="2" fo:widows="2"/>
      <style:text-properties fo:color="#000000" loext:opacity="100%" fo:font-weight="normal" style:font-weight-asian="normal" style:font-weight-complex="normal"/>
    </style:style>
    <style:style style:name="P4" style:family="paragraph" style:parent-style-name="Text_20_body">
      <style:text-properties fo:color="#000000" loext:opacity="100%" fo:font-weight="normal" style:font-weight-asian="normal" style:font-weight-complex="normal"/>
    </style:style>
    <style:style style:name="P5" style:family="paragraph" style:parent-style-name="Header">
      <style:text-properties officeooo:rsid="0018c99f" officeooo:paragraph-rsid="0018c99f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1.25pt" fo:letter-spacing="normal" fo:font-style="normal" fo:font-weight="normal" style:font-weight-asian="normal" style:font-weight-complex="normal" loext:padding="0cm" loext:border="non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23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1.25pt" fo:letter-spacing="normal" fo:font-style="normal" fo:font-weight="bold" fo:background-color="transparent" style:font-weight-asian="bold" style:font-weight-complex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¿Cuál es la descripción que crees que define mejor el concepto 'clase' en la programación orientada a objetos?</text:p>
      <text:list text:style-name="L1">
        <text:list-item>
          <text:p text:style-name="P6">Es un concepto similar al de 'array'</text:p>
        </text:list-item>
        <text:list-item>
          <text:p text:style-name="P6">Es un tipo particular de variable</text:p>
        </text:list-item>
        <text:list-item>
          <text:p text:style-name="P16">Es un modelo o plantilla a partir de la cual creamos objetos</text:p>
        </text:list-item>
        <text:list-item>
          <text:p text:style-name="P6">Es una categoria de datos ordenada secuencialmente</text:p>
        </text:list-item>
      </text:list>
      <text:p text:style-name="P3"/>
      <text:p text:style-name="P2">2- ¿Qué elementos crees que definen a un objeto?</text:p>
      <text:list text:style-name="L2">
        <text:list-item>
          <text:p text:style-name="P7">Sus cardinalidad y su tipo</text:p>
        </text:list-item>
        <text:list-item>
          <text:p text:style-name="P17">Sus atributos y sus métodos</text:p>
        </text:list-item>
        <text:list-item>
          <text:p text:style-name="P7">La forma en que establece comunicación e intercambia mensajes</text:p>
        </text:list-item>
        <text:list-item>
          <text:p text:style-name="P7">Su interfaz y los eventos asociados</text:p>
        </text:list-item>
      </text:list>
      <text:p text:style-name="P3"/>
      <text:p text:style-name="P2">3- ¿Qué código de los siguientes tiene que ver con la herencia?</text:p>
      <text:list text:style-name="L3">
        <text:list-item>
          <text:p text:style-name="P18">public class Componente extends Producto</text:p>
        </text:list-item>
        <text:list-item>
          <text:p text:style-name="P8">public class Componente inherit Producto</text:p>
        </text:list-item>
        <text:list-item>
          <text:p text:style-name="P8">public class Componente implements Producto</text:p>
        </text:list-item>
        <text:list-item>
          <text:p text:style-name="P8">public class Componente belong to Producto</text:p>
        </text:list-item>
      </text:list>
      <text:p text:style-name="P3"/>
      <text:p text:style-name="P2">4- ¿Qué significa instanciar una clase?</text:p>
      <text:list text:style-name="L4">
        <text:list-item>
          <text:p text:style-name="P9">Duplicar una clase</text:p>
        </text:list-item>
        <text:list-item>
          <text:p text:style-name="P9">Eliminar una clase</text:p>
        </text:list-item>
        <text:list-item>
          <text:p text:style-name="P19">Crear un objeto a partir de la clase</text:p>
        </text:list-item>
        <text:list-item>
          <text:p text:style-name="P9">Conectar dos clases entre sí</text:p>
        </text:list-item>
      </text:list>
      <text:p text:style-name="P3"/>
      <text:p text:style-name="P2">5- En Java, ¿a qué nos estamos refiriendo si hablamos de 'Swing'?</text:p>
      <text:list text:style-name="L5">
        <text:list-item>
          <text:p text:style-name="P10">Una función utilizada para intercambiar valores</text:p>
        </text:list-item>
        <text:list-item>
          <text:p text:style-name="P10">Es el sobrenombre de la versión 1.3 del JDK</text:p>
        </text:list-item>
        <text:list-item>
          <text:p text:style-name="P10">Un framework específico para Android</text:p>
        </text:list-item>
        <text:list-item>
          <text:p text:style-name="P20">Una librería para construir interfaces gráficas</text:p>
        </text:list-item>
      </text:list>
      <text:p text:style-name="P3"/>
      <text:p text:style-name="P2">6- ¿Qué es Eclipse?</text:p>
      <text:list text:style-name="L6">
        <text:list-item>
          <text:p text:style-name="P11">Una libreria de Java</text:p>
        </text:list-item>
        <text:list-item>
          <text:p text:style-name="P11">Una versión de Java especial para servidores</text:p>
        </text:list-item>
        <text:list-item>
          <text:p text:style-name="P21">Un IDE para desarrollar aplicaciones</text:p>
        </text:list-item>
        <text:list-item>
          <text:p text:style-name="P11">Ninguna de las anteriores</text:p>
        </text:list-item>
      </text:list>
      <text:p text:style-name="P3"/>
      <text:p text:style-name="P2">7- ¿Qué es el bytecode en Java?</text:p>
      <text:list text:style-name="L7">
        <text:list-item>
          <text:p text:style-name="P12">El formato de intercambio de datos</text:p>
        </text:list-item>
        <text:list-item>
          <text:p text:style-name="P22">El formato que obtenemos tras compilar un fuente .java</text:p>
        </text:list-item>
        <text:list-item>
          <text:p text:style-name="P12">Un tipo de variable</text:p>
        </text:list-item>
        <text:list-item>
          <text:p text:style-name="P12"><text:soft-page-break/>Un depurador de código</text:p>
        </text:list-item>
      </text:list>
      <text:p text:style-name="P3"/>
      <text:p text:style-name="P2">8- ¿Qué código asociarías a una Interfaz en Java?</text:p>
      <text:list text:style-name="L8">
        <text:list-item>
          <text:p text:style-name="P13">public class Componente interface Product</text:p>
        </text:list-item>
        <text:list-item>
          <text:p text:style-name="P13">Componente cp = new Componente (interfaz)</text:p>
        </text:list-item>
        <text:list-item>
          <text:p text:style-name="P23">public class Componente implements Printable</text:p>
        </text:list-item>
        <text:list-item>
          <text:p text:style-name="P13">Componente cp = new Componente.interfaz</text:p>
        </text:list-item>
      </text:list>
      <text:p text:style-name="P3"/>
      <text:p text:style-name="P2">9- ¿Qué significa sobrecargar (overload) un método?</text:p>
      <text:list text:style-name="L9">
        <text:list-item>
          <text:p text:style-name="P14">Editarlo para modificar su comportamiento</text:p>
        </text:list-item>
        <text:list-item>
          <text:p text:style-name="P14">Cambiarle el nombre dejándolo con la misma funcionalidad</text:p>
        </text:list-item>
        <text:list-item>
          <text:p text:style-name="P24">Crear un método con el mismo nombre pero diferentes argumentos</text:p>
        </text:list-item>
        <text:list-item>
          <text:p text:style-name="P14">Añadirle funcionalidades a un método</text:p>
        </text:list-item>
      </text:list>
      <text:p text:style-name="P3"/>
      <text:p text:style-name="P2">10- ¿Qué es una excepción?</text:p>
      <text:list text:style-name="L10">
        <text:list-item>
          <text:p text:style-name="P25">Un error que lanza un método cuando algo va mal</text:p>
        </text:list-item>
        <text:list-item>
          <text:p text:style-name="P15">Un objeto que no puede ser instanciado</text:p>
        </text:list-item>
        <text:list-item>
          <text:p text:style-name="P15">Un bucle que no finaliza</text:p>
        </text:list-item>
        <text:list-item>
          <text:p text:style-name="P15">Un tipo de evento muy utilizado al crear interfaces</text:p>
        </text:list-item>
      </text:list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c99f" officeooo:paragraph-rsid="0018c9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0/10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20:27:34.330000000</meta:creation-date>
    <dc:date>2023-09-13T20:30:22.091000000</dc:date>
    <meta:editing-duration>PT2M17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52" meta:word-count="377" meta:character-count="2090" meta:non-whitespace-character-count="1803"/>
  </office:meta>
</office:document-meta>
</file>